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41d" officeooo:paragraph-rsid="001b341d"/>
    </style:style>
    <style:style style:name="P2" style:family="paragraph" style:parent-style-name="Standard">
      <style:text-properties officeooo:rsid="0017c33f" officeooo:paragraph-rsid="001b341d"/>
    </style:style>
    <style:style style:name="P3" style:family="paragraph" style:parent-style-name="Standard">
      <style:text-properties officeooo:paragraph-rsid="001b8c14"/>
    </style:style>
    <style:style style:name="P4" style:family="paragraph" style:parent-style-name="Standard">
      <style:text-properties officeooo:rsid="001cbace" officeooo:paragraph-rsid="001cbace"/>
    </style:style>
    <style:style style:name="T1" style:family="text">
      <style:text-properties officeooo:rsid="0011aee1"/>
    </style:style>
    <style:style style:name="T2" style:family="text">
      <style:text-properties officeooo:rsid="001325cc"/>
    </style:style>
    <style:style style:name="T3" style:family="text">
      <style:text-properties officeooo:rsid="0013eade"/>
    </style:style>
    <style:style style:name="T4" style:family="text">
      <style:text-properties officeooo:rsid="00140b45"/>
    </style:style>
    <style:style style:name="T5" style:family="text">
      <style:text-properties officeooo:rsid="0014626c"/>
    </style:style>
    <style:style style:name="T6" style:family="text">
      <style:text-properties officeooo:rsid="001596b2"/>
    </style:style>
    <style:style style:name="T7" style:family="text">
      <style:text-properties officeooo:rsid="0015b73f"/>
    </style:style>
    <style:style style:name="T8" style:family="text">
      <style:text-properties officeooo:rsid="001792ce"/>
    </style:style>
    <style:style style:name="T9" style:family="text">
      <style:text-properties officeooo:rsid="0017c33f"/>
    </style:style>
    <style:style style:name="T10" style:family="text">
      <style:text-properties officeooo:rsid="00195fc6"/>
    </style:style>
    <style:style style:name="T11" style:family="text">
      <style:text-properties officeooo:rsid="001b341d"/>
    </style:style>
    <style:style style:name="T12" style:family="text">
      <style:text-properties officeooo:rsid="001b8c14"/>
    </style:style>
    <style:style style:name="T13" style:family="text">
      <style:text-properties officeooo:rsid="001cbace"/>
    </style:style>
    <style:style style:name="T14" style:family="text">
      <style:text-properties fo:language="en" fo:country="US"/>
    </style:style>
    <style:style style:name="T15" style:family="text">
      <style:text-properties officeooo:rsid="001e7e44"/>
    </style:style>
    <style:style style:name="T16" style:family="text">
      <style:text-properties officeooo:rsid="001f6a3f"/>
    </style:style>
    <style:style style:name="T17" style:family="text">
      <style:text-properties officeooo:rsid="0020b477"/>
    </style:style>
    <style:style style:name="T18" style:family="text">
      <style:text-properties officeooo:rsid="0021f680"/>
    </style:style>
    <style:style style:name="T19" style:family="text">
      <style:text-properties officeooo:rsid="002357dd"/>
    </style:style>
    <style:style style:name="T20" style:family="text">
      <style:text-properties officeooo:rsid="0023ec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Я как и многие другие электронщики не </text:span><text:span text:style-name="T12">хочу</text:span><text:span text:style-name="T1"> себя ограничивать набором стандартных отладочных плат. И тут становится актуальным вопрос получения прототипов. В нашем веке совершенно любой прошаренный айтишник, может быть даже школьник, порывшись у себя в кармане найдет 20$ и закажет партию плат в китае. </text:span><text:span text:style-name="T7">Д</text:span><text:span text:style-name="T1">а </text:span><text:span text:style-name="T18">и</text:span><text:span text:style-name="T1"> вопросами они занимаются настолько опережающими </text:span><text:span text:style-name="T4">время, что </text:span><text:span text:style-name="T1">срок доставки конверта с платами в один два месяца почтой россии (почта китая отправляет пакет к нам обычно за неделю) для них не критичен. В то время как странноватые фрики вроде меня обсуждают на форумах вопрос, как бы так по культурнее перевести на иностранные языки типично любительский термин лазерно утюжная технология. </text:span><text:span text:style-name="T2">Ну тут нет ничего плохого в том что ты оказался на днище технического прогресса, </text:span><text:span text:style-name="T17">ведь </text:span><text:span text:style-name="T2">вс</text:span><text:span text:style-name="T19">ё</text:span><text:span text:style-name="T2"> можно прикрыть умным словом киберпанк, были бы хоть какие нибудь технологии. Причем мало кто знает что важно отличать киберпанк от посткиберпанка, в первом случае он самый, но еще средний, во втором уже полный. Ну тут не об этом, давайте подумаем, как же приблизить </text:span><text:span text:style-name="T3">д</text:span><text:span text:style-name="T2">омашнее прототипирование ПП к заводскому? На заводах рисунок </text:span><text:span text:style-name="T12">дорожек </text:span><text:span text:style-name="T2">на плату переносится при помощи фоторезиста. А сам пленочный фоторезист плотно приклеивается при помощи валиков. Вот именно этот вопрос и будем решать в этом видео. Вот у меня есть сломанный ламинатор. По моему скромному мнению ему нужно заменить плату управления, да и родной двигатель утерян, но удачно подходят такие же от </text:span><text:span text:style-name="T3">микроволновок. Наиболее полная плата управления должна включать термоконтроль, управление двигателем, замечать когда плата уже успела проехать и даже </text:span><text:span text:style-name="T4">иметь</text:span><text:span text:style-name="T3"> какую то там индикацию для приличия. </text:span><text:span text:style-name="T2">Вот так выглядит принципиальная схема платы, а вот так структурная. </text:span><text:span text:style-name="T3">Термоконтроль это одно амперный планарный симистор ST и DS18B20й термодатчик. </text:span><text:span text:style-name="T4">Управление двигателем </text:span><text:span text:style-name="T7">мостом </text:span><text:span text:style-name="T4">на двух амперных полев</text:span><text:span text:style-name="T12">и</text:span><text:span text:style-name="T4">ках 2N60, ну вон те которые дайте кулечек транзисторов за 50, кто их произвел не знаю, но судя по маркировке это моторолла. Для того чтобы соединить их с контроллером пришлось поставить драйверы (жаль что рассыпухой так просто этот вопрос не решишь).</text:span><text:span text:style-name="T2"> Раз TTL, два TTL и все как заверте.. Ставить еще буферы и согласователи уровней я не стал потому что у меня все хорошо. </text:span><text:span text:style-name="T4">Буферный повторитель перед симистором в моем случае это цифровой транзистор. </text:span><text:span text:style-name="T5">Блок питания небезызвестный tinyswitch в бестрансформаторном варианте. Также добавлен еще один ключ для ультрафиолетовой лампы, как приедет добавлю, будет засвечивать строго по таймеру. Микроконтроллер</text:span><text:span text:style-name="T19">ом</text:span><text:span text:style-name="T5"> по умолчанию для меня давно стал STM32, младшие их варианты одно время еще и стоили по 30р, почти как attiny. Сейчас сотка, ну терпимо, по прежнему сомневаюсь что кто то еще предложит дешевле Cortex M. Одни преимущества, прошивка по трем проводам, 48 мег</text:span><text:span text:style-name="T6">а</text:span><text:span text:style-name="T5">герц, 32 разряда (</text:span><text:span text:style-name="T20">теперь можно спокойно</text:span><text:span text:style-name="T5"> объявлять int), жаль без плавающей точки, правда вот этому вот двух кнопочному оно зачем? Компилируется это все вместе со стандартными Си библиотеками чуть ли не полноценным gcc, как и </text:span><text:span text:style-name="T16">под </text:span><text:span text:style-name="T5">больш</text:span><text:span text:style-name="T16">ую</text:span><text:span text:style-name="T5"> компьютер</text:span><text:span text:style-name="T16">у</text:span><text:span text:style-name="T5">, что очень удобно. Ну вот и мои 500 строчек, </text:span><text:span text:style-name="T7">Ctrl-T,</text:span><text:span text:style-name="T5"> прописываем make, пиу, готово, оно прошилось. </text:span><text:span text:style-name="T6">Отлаживал там же, ничуть не напрягло, ни трех проводность, ни терминальность. </text:span><text:span text:style-name="T8">Теперь давайте проверять, вот тут у нас температуры разные, давайте подождем когда выровняет, а вот тут скорости </text:span><text:span text:style-name="T19">можно переключать</text:span><text:span text:style-name="T8">, а вот так вот удерживанием кнопки </text:span><text:span text:style-name="T19">включается</text:span><text:span text:style-name="T8"> реверс </text:span><text:span text:style-name="T9">тяги</text:span><text:span text:style-name="T8">. </text:span><text:span text:style-name="T9">А теперь давайте что нибудь за ламинируем для примера. Вот тут распечатал маскота одного небезызвестного проекта. Я понимаю что никто никогда на эту мишуру внимания не обращает, но </text:span><text:span text:style-name="T15">у меня</text:span><text:span text:style-name="T9"> будет референсом к одному из следующих видео. </text:span><text:span text:style-name="T10">Вот и что теперь с вами </text:span><text:span text:style-name="T13">и </text:span><text:span text:style-name="T10">в каком вы состоянии, как вам там под слоем полиэстера? Нормально? Ну в общем штука рабочая.</text:span><text:span text:style-name="T9"> С момента когда я начал собирать эту плату до момента когда я её собрал прошло меньше полугода, </text:span><text:span text:style-name="T11">довольно долго</text:span><text:span text:style-name="T9">, но ведь могло было бы быть еще дольше. Тут нужно сказать спасибо авторам вот этих библиотек и программных продуктов, благодаря им все удалось так просто.</text:span></text:p>
      <text:p text:style-name="P1">libopencm3 (макросы, makefile, ld)</text:p>
      <text:p text:style-name="P1">stlink utility</text:p>
      <text:p text:style-name="P4">KiCad</text:p>
      <text:p text:style-name="P1"><text:soft-page-break/>GNU</text:p>
      <text:p text:style-name="P2"><text:s/>В общем всем <text:span text:style-name="T14">software</text:span> <text:span text:style-name="T14">freedom</text:span>, ну а кому просто <text:span text:style-name="T14">freedo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6" meta:word-count="630" meta:character-count="4088" meta:non-whitespace-character-count="3463"/>
  </office:meta>
</office:document-meta>
</file>